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7" style:family="table-row">
      <style:table-row-properties style:min-row-height="0.572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71278c" officeooo:paragraph-rsid="0071278c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8c6c" officeooo:paragraph-rsid="006d8c6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e12ba" officeooo:paragraph-rsid="006e12ba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ffa0d" officeooo:paragraph-rsid="006ffa0d" style:font-size-asian="11pt" style:font-name-complex="Arial" style:font-size-complex="11pt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b5234" style:font-size-asian="11pt" style:font-size-complex="11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5ea1be"/>
    </style:style>
    <style:style style:name="P29" style:family="paragraph" style:parent-style-name="Text_20_body">
      <style:text-properties style:font-name="Caligra" fo:font-weight="normal" officeooo:rsid="0032c8eb" officeooo:paragraph-rsid="0073cb7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6646cb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8f877"/>
    </style:style>
    <style:style style:name="T13" style:family="text">
      <style:text-properties officeooo:rsid="005a175d"/>
    </style:style>
    <style:style style:name="T1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6" style:family="text">
      <style:text-properties fo:font-size="11pt" fo:font-weight="bold" officeooo:rsid="0069896e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style="normal" officeooo:rsid="0071278c" style:font-size-asian="11pt" style:font-style-asian="normal" style:font-name-complex="Arial" style:font-size-complex="11pt" style:font-style-complex="normal"/>
    </style:style>
    <style:style style:name="T1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2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fo:color="#ffffd7" loext:opacity="100%" fo:font-size="11pt" fo:font-weight="bold" officeooo:rsid="0068ef87" style:font-size-asian="11pt" style:font-weight-asian="bold" style:font-name-complex="Arial" style:font-size-complex="11pt"/>
    </style:style>
    <style:style style:name="T22" style:family="text">
      <style:text-properties officeooo:rsid="005d01c8"/>
    </style:style>
    <style:style style:name="T23" style:family="text">
      <style:text-properties officeooo:rsid="006c6d6c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26" style:family="text">
      <style:text-properties officeooo:rsid="00677073"/>
    </style:style>
    <style:style style:name="T27" style:family="text">
      <style:text-properties style:font-name="Caligra" fo:font-size="11pt" fo:font-style="italic" style:text-underline-style="solid" style:text-underline-width="auto" style:text-underline-color="font-color" fo:font-weight="bold" officeooo:rsid="00641c7e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style:font-name="Caligra" fo:font-size="11pt" fo:font-style="italic" officeooo:rsid="00641c7e" style:font-size-asian="11pt" style:font-style-asian="italic" style:font-size-complex="11pt" style:font-style-complex="italic"/>
    </style:style>
    <style:style style:name="T2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ba939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bcc01" style:font-size-asian="10pt" style:font-style-asian="normal" style:font-weight-asian="normal" style:text-emphasize="none"/>
    </style:style>
    <style:style style:name="T32" style:family="text">
      <style:text-properties officeooo:rsid="006ffa0d"/>
    </style:style>
    <style:style style:name="T33" style:family="text">
      <style:text-properties officeooo:rsid="0071278c"/>
    </style:style>
    <style:style style:name="T34" style:family="text">
      <style:text-properties officeooo:rsid="00721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5">La dernière fois </text:span><text:span text:style-name="T4">:</text:span><text:span text:style-name="T6">’’’- récupéré les copies de l'évaluation- corrigé les exercices 3 et 5- fait l'activité 3 (sauf le cours)’’’</text:span></text:p>
      <text:p text:style-name="P27"><text:span text:style-name="T9">P</text:span><text:span text:style-name="T8">ou</text:span><text:span text:style-name="T10">r a</text:span><text:span text:style-name="T8">ujourd’hui </text:span><text:span text:style-name="T5">: </text:span><text:span text:style-name="T7">Il fallait - exercice 13 - recopier le cours de l'activité 3</text:span></text:p>
      <text:p text:style-name="P28"><text:span text:style-name="T27">suivi</text:span><text:span text:style-name="T28"> : </text:span><text:span text:style-name="T29">impr cours d</text:span><text:span text:style-name="T30">e l'activité 1 ou 2 </text:span><text:span text:style-name="T29">pour pauline </text:span><text:span text:style-name="T31">+ copie pauline</text:span></text:p>
      <text:p text:style-name="P14"><text:span text:style-name="T26">10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8">Séance </text:span><text:span text:style-name="T21">18</text:span><text:span text:style-name="T18">: </text:span><text:span text:style-name="T20">Fiche de préparation</text:span><text:span text:style-name="T15"> <text:s/></text:span></text:p>
            <text:p text:style-name="P16"><text:span text:style-name="T15">c</text:span><text:span text:style-name="T14">lasse : <text:s/></text:span><text:span text:style-name="T16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3">Vérifier cours et exercice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2">Rappel <text:span text:style-name="T32">+ lecture cours act3</text:span>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4" office:value-type="string">
            <text:p text:style-name="P24">Activité <text:span text:style-name="T33">4</text:span></text:p>
          </table:table-cell>
          <table:table-cell table:style-name="Tableau1.B4" office:value-type="string">
            <text:p text:style-name="P20">Prep activité 4, <text:span text:style-name="T34">pap</text:span></text:p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5">Agenda <text:span text:style-name="T22">+ matériel + tables</text:span></text:p>
          </table:table-cell>
          <table:table-cell table:style-name="Tableau1.B7" office:value-type="string">
            <text:p text:style-name="P10"/>
          </table:table-cell>
          <table:table-cell table:style-name="Tableau1.A7" office:value-type="string">
            <text:p text:style-name="P12">5min</text:p>
          </table:table-cell>
        </table:table-row>
      </table:table>
      <text:p text:style-name="P11"/>
      <text:p text:style-name="P29"><text:span text:style-name="T2">Pour la prochaine fois </text:span><text:span text:style-name="T3">: </text:span><text:span text:style-name="T17">Prep activité 4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43430349936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23">T</text:span>ravail <text:span text:style-name="T23">non fait</text:span></text:p>
          </table:table-cell>
          <table:table-cell table:style-name="Tableau2.A1" office:value-type="string">
            <text:p text:style-name="P18"><text:span text:style-name="T23">T</text:span>ravail <text:span text:style-name="T23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8M59S</meta:editing-duration>
    <meta:editing-cycles>23</meta:editing-cycles>
    <meta:generator>LibreOffice/7.0.4.2$Linux_X86_64 LibreOffice_project/00$Build-2</meta:generator>
    <meta:creation-date>2021-02-04T16:16:38.289524303</meta:creation-date>
    <meta:initial-creator>J Cercy</meta:initial-creator>
    <dc:date>2021-03-09T22:35:56.480050135</dc:date>
    <dc:creator>J Cercy</dc:creator>
    <meta:document-statistic meta:table-count="2" meta:image-count="0" meta:object-count="0" meta:page-count="1" meta:paragraph-count="21" meta:word-count="101" meta:character-count="569" meta:non-whitespace-character-count="485"/>
    <meta:template xlink:type="simple" xlink:actuate="onRequest" xlink:title="fiche_de_prep_type" xlink:href="../fiche_de_prep_type.ott" meta:date="2021-02-04T16:16:36.866451548"/>
  </office:meta>
</office:document-meta>
</file>